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43.911"/>
          <table:table-cell office:value-type="float" office:value="143.368"/>
          <table:table-cell office:value-type="float" office:value="139.07"/>
          <table:table-cell office:value-type="float" office:value="0.0"/>
          <table:table-cell office:value-type="float" office:value="0.0"/>
          <table:table-cell office:value-type="float" office:value="665.0"/>
          <table:table-cell office:value-type="float" office:value="277002.0"/>
          <table:table-cell office:value-type="float" office:value="2326523.0"/>
          <table:table-cell office:value-type="float" office:value="391567.0"/>
          <table:table-cell office:value-type="float" office:value="1359529.0"/>
          <table:table-cell office:value-type="float" office:value="406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7687"/>
          <table:table-cell office:value-type="float" office:value="80.297"/>
          <table:table-cell office:value-type="float" office:value="75.89"/>
          <table:table-cell office:value-type="float" office:value="1.0"/>
          <table:table-cell office:value-type="float" office:value="0.0"/>
          <table:table-cell office:value-type="float" office:value="339.0"/>
          <table:table-cell office:value-type="float" office:value="121117.0"/>
          <table:table-cell office:value-type="float" office:value="1628155.0"/>
          <table:table-cell office:value-type="float" office:value="391567.0"/>
          <table:table-cell office:value-type="float" office:value="1359529.0"/>
          <table:table-cell office:value-type="float" office:value="406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6148"/>
          <table:table-cell office:value-type="float" office:value="3.069"/>
          <table:table-cell office:value-type="float" office:value="0.9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82.0"/>
          <table:table-cell office:value-type="float" office:value="42558.0"/>
          <table:table-cell office:value-type="float" office:value="232525.0"/>
          <table:table-cell office:value-type="float" office:value="857977.0"/>
          <table:table-cell office:value-type="float" office:value="2317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67.803"/>
          <table:table-cell office:value-type="float" office:value="267.315"/>
          <table:table-cell office:value-type="float" office:value="263.01"/>
          <table:table-cell office:value-type="float" office:value="0.0"/>
          <table:table-cell office:value-type="float" office:value="0.0"/>
          <table:table-cell office:value-type="float" office:value="1149.0"/>
          <table:table-cell office:value-type="float" office:value="494867.0"/>
          <table:table-cell office:value-type="float" office:value="3199063.0"/>
          <table:table-cell office:value-type="float" office:value="391567.0"/>
          <table:table-cell office:value-type="float" office:value="1359530.0"/>
          <table:table-cell office:value-type="float" office:value="407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0.538"/>
          <table:table-cell office:value-type="float" office:value="110.039"/>
          <table:table-cell office:value-type="float" office:value="105.62"/>
          <table:table-cell office:value-type="float" office:value="1.0"/>
          <table:table-cell office:value-type="float" office:value="0.0"/>
          <table:table-cell office:value-type="float" office:value="508.0"/>
          <table:table-cell office:value-type="float" office:value="176390.0"/>
          <table:table-cell office:value-type="float" office:value="2248635.0"/>
          <table:table-cell office:value-type="float" office:value="391567.0"/>
          <table:table-cell office:value-type="float" office:value="1359530.0"/>
          <table:table-cell office:value-type="float" office:value="408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9419"/>
          <table:table-cell office:value-type="float" office:value="2.502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7.0"/>
          <table:table-cell office:value-type="float" office:value="13613.0"/>
          <table:table-cell office:value-type="float" office:value="232525.0"/>
          <table:table-cell office:value-type="float" office:value="857978.0"/>
          <table:table-cell office:value-type="float" office:value="2306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22.525"/>
          <table:table-cell office:value-type="float" office:value="222.017"/>
          <table:table-cell office:value-type="float" office:value="217.62"/>
          <table:table-cell office:value-type="float" office:value="0.0"/>
          <table:table-cell office:value-type="float" office:value="0.0"/>
          <table:table-cell office:value-type="float" office:value="1020.0"/>
          <table:table-cell office:value-type="float" office:value="394369.0"/>
          <table:table-cell office:value-type="float" office:value="2939805.0"/>
          <table:table-cell office:value-type="float" office:value="391567.0"/>
          <table:table-cell office:value-type="float" office:value="1359529.0"/>
          <table:table-cell office:value-type="float" office:value="407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.669"/>
          <table:table-cell office:value-type="float" office:value="108.179"/>
          <table:table-cell office:value-type="float" office:value="103.78"/>
          <table:table-cell office:value-type="float" office:value="1.0"/>
          <table:table-cell office:value-type="float" office:value="0.0"/>
          <table:table-cell office:value-type="float" office:value="510.0"/>
          <table:table-cell office:value-type="float" office:value="207013.0"/>
          <table:table-cell office:value-type="float" office:value="2060557.0"/>
          <table:table-cell office:value-type="float" office:value="391567.0"/>
          <table:table-cell office:value-type="float" office:value="1359529.0"/>
          <table:table-cell office:value-type="float" office:value="408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8112"/>
          <table:table-cell office:value-type="float" office:value="2.387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97.0"/>
          <table:table-cell office:value-type="float" office:value="11280.0"/>
          <table:table-cell office:value-type="float" office:value="232525.0"/>
          <table:table-cell office:value-type="float" office:value="857977.0"/>
          <table:table-cell office:value-type="float" office:value="2306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55.3012"/>
          <table:table-cell office:value-type="float" office:value="54.734"/>
          <table:table-cell office:value-type="float" office:value="50.29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4112.0"/>
          <table:table-cell office:value-type="float" office:value="861900.0"/>
          <table:table-cell office:value-type="float" office:value="391567.0"/>
          <table:table-cell office:value-type="float" office:value="1359529.0"/>
          <table:table-cell office:value-type="float" office:value="407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.658"/>
          <table:table-cell office:value-type="float" office:value="126.211"/>
          <table:table-cell office:value-type="float" office:value="121.82"/>
          <table:table-cell office:value-type="float" office:value="0.0"/>
          <table:table-cell office:value-type="float" office:value="0.0"/>
          <table:table-cell office:value-type="float" office:value="680.0"/>
          <table:table-cell office:value-type="float" office:value="269547.0"/>
          <table:table-cell office:value-type="float" office:value="1988048.0"/>
          <table:table-cell office:value-type="float" office:value="391567.0"/>
          <table:table-cell office:value-type="float" office:value="1359529.0"/>
          <table:table-cell office:value-type="float" office:value="406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3872"/>
          <table:table-cell office:value-type="float" office:value="2.315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71.0"/>
          <table:table-cell office:value-type="float" office:value="8187.0"/>
          <table:table-cell office:value-type="float" office:value="232525.0"/>
          <table:table-cell office:value-type="float" office:value="857977.0"/>
          <table:table-cell office:value-type="float" office:value="2306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90.415"/>
          <table:table-cell office:value-type="float" office:value="189.805"/>
          <table:table-cell office:value-type="float" office:value="185.52"/>
          <table:table-cell office:value-type="float" office:value="0.0"/>
          <table:table-cell office:value-type="float" office:value="0.0"/>
          <table:table-cell office:value-type="float" office:value="859.0"/>
          <table:table-cell office:value-type="float" office:value="350436.0"/>
          <table:table-cell office:value-type="float" office:value="2678572.0"/>
          <table:table-cell office:value-type="float" office:value="391567.0"/>
          <table:table-cell office:value-type="float" office:value="1359530.0"/>
          <table:table-cell office:value-type="float" office:value="408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.7557"/>
          <table:table-cell office:value-type="float" office:value="96.298"/>
          <table:table-cell office:value-type="float" office:value="91.81"/>
          <table:table-cell office:value-type="float" office:value="1.0"/>
          <table:table-cell office:value-type="float" office:value="0.0"/>
          <table:table-cell office:value-type="float" office:value="410.0"/>
          <table:table-cell office:value-type="float" office:value="154758.0"/>
          <table:table-cell office:value-type="float" office:value="1806769.0"/>
          <table:table-cell office:value-type="float" office:value="391567.0"/>
          <table:table-cell office:value-type="float" office:value="1359530.0"/>
          <table:table-cell office:value-type="float" office:value="4075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2297"/>
          <table:table-cell office:value-type="float" office:value="2.074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5.0"/>
          <table:table-cell office:value-type="float" office:value="8945.0"/>
          <table:table-cell office:value-type="float" office:value="232525.0"/>
          <table:table-cell office:value-type="float" office:value="857978.0"/>
          <table:table-cell office:value-type="float" office:value="2330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4.9098"/>
          <table:table-cell office:value-type="float" office:value="14.374"/>
          <table:table-cell office:value-type="float" office:value="9.97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3885.0"/>
          <table:table-cell office:value-type="float" office:value="199768.0"/>
          <table:table-cell office:value-type="float" office:value="420618.0"/>
          <table:table-cell office:value-type="float" office:value="1469357.0"/>
          <table:table-cell office:value-type="float" office:value="418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2355"/>
          <table:table-cell office:value-type="float" office:value="12.67"/>
          <table:table-cell office:value-type="float" office:value="8.24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20944.0"/>
          <table:table-cell office:value-type="float" office:value="125874.0"/>
          <table:table-cell office:value-type="float" office:value="420618.0"/>
          <table:table-cell office:value-type="float" office:value="1469357.0"/>
          <table:table-cell office:value-type="float" office:value="421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525"/>
          <table:table-cell office:value-type="float" office:value="2.532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3.0"/>
          <table:table-cell office:value-type="float" office:value="7078.0"/>
          <table:table-cell office:value-type="float" office:value="261647.0"/>
          <table:table-cell office:value-type="float" office:value="967807.0"/>
          <table:table-cell office:value-type="float" office:value="2447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70.4572"/>
          <table:table-cell office:value-type="float" office:value="69.941"/>
          <table:table-cell office:value-type="float" office:value="65.3"/>
          <table:table-cell office:value-type="float" office:value="0.0"/>
          <table:table-cell office:value-type="float" office:value="0.0"/>
          <table:table-cell office:value-type="float" office:value="446.0"/>
          <table:table-cell office:value-type="float" office:value="158979.0"/>
          <table:table-cell office:value-type="float" office:value="976618.0"/>
          <table:table-cell office:value-type="float" office:value="420618.0"/>
          <table:table-cell office:value-type="float" office:value="1469357.0"/>
          <table:table-cell office:value-type="float" office:value="422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6761"/>
          <table:table-cell office:value-type="float" office:value="85.257"/>
          <table:table-cell office:value-type="float" office:value="80.63"/>
          <table:table-cell office:value-type="float" office:value="1.0"/>
          <table:table-cell office:value-type="float" office:value="0.0"/>
          <table:table-cell office:value-type="float" office:value="510.0"/>
          <table:table-cell office:value-type="float" office:value="187798.0"/>
          <table:table-cell office:value-type="float" office:value="1662152.0"/>
          <table:table-cell office:value-type="float" office:value="420618.0"/>
          <table:table-cell office:value-type="float" office:value="1469357.0"/>
          <table:table-cell office:value-type="float" office:value="419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1458"/>
          <table:table-cell office:value-type="float" office:value="2.784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12.0"/>
          <table:table-cell office:value-type="float" office:value="17423.0"/>
          <table:table-cell office:value-type="float" office:value="261647.0"/>
          <table:table-cell office:value-type="float" office:value="967807.0"/>
          <table:table-cell office:value-type="float" office:value="2442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51.8186"/>
          <table:table-cell office:value-type="float" office:value="51.248"/>
          <table:table-cell office:value-type="float" office:value="46.8"/>
          <table:table-cell office:value-type="float" office:value="0.0"/>
          <table:table-cell office:value-type="float" office:value="0.0"/>
          <table:table-cell office:value-type="float" office:value="280.0"/>
          <table:table-cell office:value-type="float" office:value="100394.0"/>
          <table:table-cell office:value-type="float" office:value="1150274.0"/>
          <table:table-cell office:value-type="float" office:value="420618.0"/>
          <table:table-cell office:value-type="float" office:value="1469358.0"/>
          <table:table-cell office:value-type="float" office:value="419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.0343"/>
          <table:table-cell office:value-type="float" office:value="72.451"/>
          <table:table-cell office:value-type="float" office:value="68.02"/>
          <table:table-cell office:value-type="float" office:value="1.0"/>
          <table:table-cell office:value-type="float" office:value="0.0"/>
          <table:table-cell office:value-type="float" office:value="415.0"/>
          <table:table-cell office:value-type="float" office:value="150712.0"/>
          <table:table-cell office:value-type="float" office:value="1752693.0"/>
          <table:table-cell office:value-type="float" office:value="420618.0"/>
          <table:table-cell office:value-type="float" office:value="1469358.0"/>
          <table:table-cell office:value-type="float" office:value="420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7831"/>
          <table:table-cell office:value-type="float" office:value="2.681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5.0"/>
          <table:table-cell office:value-type="float" office:value="8154.0"/>
          <table:table-cell office:value-type="float" office:value="261647.0"/>
          <table:table-cell office:value-type="float" office:value="967808.0"/>
          <table:table-cell office:value-type="float" office:value="2431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72.5082"/>
          <table:table-cell office:value-type="float" office:value="71.976"/>
          <table:table-cell office:value-type="float" office:value="67.43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52388.0"/>
          <table:table-cell office:value-type="float" office:value="1131235.0"/>
          <table:table-cell office:value-type="float" office:value="420618.0"/>
          <table:table-cell office:value-type="float" office:value="1469359.0"/>
          <table:table-cell office:value-type="float" office:value="4219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1649"/>
          <table:table-cell office:value-type="float" office:value="43.601"/>
          <table:table-cell office:value-type="float" office:value="39.15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10094.0"/>
          <table:table-cell office:value-type="float" office:value="757556.0"/>
          <table:table-cell office:value-type="float" office:value="420618.0"/>
          <table:table-cell office:value-type="float" office:value="1469359.0"/>
          <table:table-cell office:value-type="float" office:value="4208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3908"/>
          <table:table-cell office:value-type="float" office:value="2.926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90.0"/>
          <table:table-cell office:value-type="float" office:value="23193.0"/>
          <table:table-cell office:value-type="float" office:value="261647.0"/>
          <table:table-cell office:value-type="float" office:value="967809.0"/>
          <table:table-cell office:value-type="float" office:value="2455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40.468"/>
          <table:table-cell office:value-type="float" office:value="39.829"/>
          <table:table-cell office:value-type="float" office:value="35.51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93432.0"/>
          <table:table-cell office:value-type="float" office:value="497723.0"/>
          <table:table-cell office:value-type="float" office:value="420618.0"/>
          <table:table-cell office:value-type="float" office:value="1469359.0"/>
          <table:table-cell office:value-type="float" office:value="422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8368"/>
          <table:table-cell office:value-type="float" office:value="16.303"/>
          <table:table-cell office:value-type="float" office:value="11.83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2848.0"/>
          <table:table-cell office:value-type="float" office:value="169728.0"/>
          <table:table-cell office:value-type="float" office:value="420618.0"/>
          <table:table-cell office:value-type="float" office:value="1469359.0"/>
          <table:table-cell office:value-type="float" office:value="420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8406"/>
          <table:table-cell office:value-type="float" office:value="2.59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78.0"/>
          <table:table-cell office:value-type="float" office:value="3105.0"/>
          <table:table-cell office:value-type="float" office:value="261647.0"/>
          <table:table-cell office:value-type="float" office:value="967809.0"/>
          <table:table-cell office:value-type="float" office:value="2438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1.0481"/>
          <table:table-cell office:value-type="float" office:value="30.691"/>
          <table:table-cell office:value-type="float" office:value="28.8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253.0"/>
          <table:table-cell office:value-type="float" office:value="361722.0"/>
          <table:table-cell office:value-type="float" office:value="167922.0"/>
          <table:table-cell office:value-type="float" office:value="561966.0"/>
          <table:table-cell office:value-type="float" office:value="236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663"/>
          <table:table-cell office:value-type="float" office:value="64.346"/>
          <table:table-cell office:value-type="float" office:value="62.51"/>
          <table:table-cell office:value-type="float" office:value="0.0"/>
          <table:table-cell office:value-type="float" office:value="0.0"/>
          <table:table-cell office:value-type="float" office:value="540.0"/>
          <table:table-cell office:value-type="float" office:value="216775.0"/>
          <table:table-cell office:value-type="float" office:value="887064.0"/>
          <table:table-cell office:value-type="float" office:value="167922.0"/>
          <table:table-cell office:value-type="float" office:value="561966.0"/>
          <table:table-cell office:value-type="float" office:value="238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1058"/>
          <table:table-cell office:value-type="float" office:value="0.921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7.0"/>
          <table:table-cell office:value-type="float" office:value="5280.0"/>
          <table:table-cell office:value-type="float" office:value="80939.0"/>
          <table:table-cell office:value-type="float" office:value="289606.0"/>
          <table:table-cell office:value-type="float" office:value="1471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9.7682"/>
          <table:table-cell office:value-type="float" office:value="29.395"/>
          <table:table-cell office:value-type="float" office:value="27.43"/>
          <table:table-cell office:value-type="float" office:value="0.0"/>
          <table:table-cell office:value-type="float" office:value="0.0"/>
          <table:table-cell office:value-type="float" office:value="230.0"/>
          <table:table-cell office:value-type="float" office:value="72445.0"/>
          <table:table-cell office:value-type="float" office:value="521710.0"/>
          <table:table-cell office:value-type="float" office:value="167922.0"/>
          <table:table-cell office:value-type="float" office:value="561966.0"/>
          <table:table-cell office:value-type="float" office:value="238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7978"/>
          <table:table-cell office:value-type="float" office:value="21.487"/>
          <table:table-cell office:value-type="float" office:value="19.63"/>
          <table:table-cell office:value-type="float" office:value="1.0"/>
          <table:table-cell office:value-type="float" office:value="0.0"/>
          <table:table-cell office:value-type="float" office:value="227.0"/>
          <table:table-cell office:value-type="float" office:value="68345.0"/>
          <table:table-cell office:value-type="float" office:value="490706.0"/>
          <table:table-cell office:value-type="float" office:value="167922.0"/>
          <table:table-cell office:value-type="float" office:value="561966.0"/>
          <table:table-cell office:value-type="float" office:value="238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0809"/>
          <table:table-cell office:value-type="float" office:value="0.918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55.0"/>
          <table:table-cell office:value-type="float" office:value="11677.0"/>
          <table:table-cell office:value-type="float" office:value="80939.0"/>
          <table:table-cell office:value-type="float" office:value="289606.0"/>
          <table:table-cell office:value-type="float" office:value="1483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5.9366"/>
          <table:table-cell office:value-type="float" office:value="25.512"/>
          <table:table-cell office:value-type="float" office:value="23.65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6630.0"/>
          <table:table-cell office:value-type="float" office:value="351685.0"/>
          <table:table-cell office:value-type="float" office:value="167922.0"/>
          <table:table-cell office:value-type="float" office:value="561966.0"/>
          <table:table-cell office:value-type="float" office:value="239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4422"/>
          <table:table-cell office:value-type="float" office:value="32.087"/>
          <table:table-cell office:value-type="float" office:value="30.14"/>
          <table:table-cell office:value-type="float" office:value="1.0"/>
          <table:table-cell office:value-type="float" office:value="0.0"/>
          <table:table-cell office:value-type="float" office:value="317.0"/>
          <table:table-cell office:value-type="float" office:value="110900.0"/>
          <table:table-cell office:value-type="float" office:value="623312.0"/>
          <table:table-cell office:value-type="float" office:value="167922.0"/>
          <table:table-cell office:value-type="float" office:value="561966.0"/>
          <table:table-cell office:value-type="float" office:value="238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5499"/>
          <table:table-cell office:value-type="float" office:value="0.899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67.0"/>
          <table:table-cell office:value-type="float" office:value="2600.0"/>
          <table:table-cell office:value-type="float" office:value="80939.0"/>
          <table:table-cell office:value-type="float" office:value="289606.0"/>
          <table:table-cell office:value-type="float" office:value="1471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4.9771"/>
          <table:table-cell office:value-type="float" office:value="24.6"/>
          <table:table-cell office:value-type="float" office:value="22.68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2972.0"/>
          <table:table-cell office:value-type="float" office:value="327432.0"/>
          <table:table-cell office:value-type="float" office:value="167922.0"/>
          <table:table-cell office:value-type="float" office:value="561966.0"/>
          <table:table-cell office:value-type="float" office:value="239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85897"/>
          <table:table-cell office:value-type="float" office:value="9.524"/>
          <table:table-cell office:value-type="float" office:value="7.68"/>
          <table:table-cell office:value-type="float" office:value="1.0"/>
          <table:table-cell office:value-type="float" office:value="0.0"/>
          <table:table-cell office:value-type="float" office:value="87.0"/>
          <table:table-cell office:value-type="float" office:value="24896.0"/>
          <table:table-cell office:value-type="float" office:value="207843.0"/>
          <table:table-cell office:value-type="float" office:value="167922.0"/>
          <table:table-cell office:value-type="float" office:value="561966.0"/>
          <table:table-cell office:value-type="float" office:value="238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5557"/>
          <table:table-cell office:value-type="float" office:value="0.931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5.0"/>
          <table:table-cell office:value-type="float" office:value="3579.0"/>
          <table:table-cell office:value-type="float" office:value="80939.0"/>
          <table:table-cell office:value-type="float" office:value="289606.0"/>
          <table:table-cell office:value-type="float" office:value="1473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6.3964"/>
          <table:table-cell office:value-type="float" office:value="46.006"/>
          <table:table-cell office:value-type="float" office:value="44.09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18378.0"/>
          <table:table-cell office:value-type="float" office:value="750998.0"/>
          <table:table-cell office:value-type="float" office:value="167922.0"/>
          <table:table-cell office:value-type="float" office:value="561966.0"/>
          <table:table-cell office:value-type="float" office:value="238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6775"/>
          <table:table-cell office:value-type="float" office:value="52.357"/>
          <table:table-cell office:value-type="float" office:value="50.38"/>
          <table:table-cell office:value-type="float" office:value="1.0"/>
          <table:table-cell office:value-type="float" office:value="0.0"/>
          <table:table-cell office:value-type="float" office:value="475.0"/>
          <table:table-cell office:value-type="float" office:value="162724.0"/>
          <table:table-cell office:value-type="float" office:value="776325.0"/>
          <table:table-cell office:value-type="float" office:value="167922.0"/>
          <table:table-cell office:value-type="float" office:value="561966.0"/>
          <table:table-cell office:value-type="float" office:value="238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3252"/>
          <table:table-cell office:value-type="float" office:value="0.943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83.0"/>
          <table:table-cell office:value-type="float" office:value="10742.0"/>
          <table:table-cell office:value-type="float" office:value="80939.0"/>
          <table:table-cell office:value-type="float" office:value="289606.0"/>
          <table:table-cell office:value-type="float" office:value="1473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00.68"/>
          <table:table-cell office:value-type="float" office:value="100.086"/>
          <table:table-cell office:value-type="float" office:value="92.77"/>
          <table:table-cell office:value-type="float" office:value="0.0"/>
          <table:table-cell office:value-type="float" office:value="0.0"/>
          <table:table-cell office:value-type="float" office:value="296.0"/>
          <table:table-cell office:value-type="float" office:value="107678.0"/>
          <table:table-cell office:value-type="float" office:value="664457.0"/>
          <table:table-cell office:value-type="float" office:value="375324.0"/>
          <table:table-cell office:value-type="float" office:value="1297844.0"/>
          <table:table-cell office:value-type="float" office:value="400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912"/>
          <table:table-cell office:value-type="float" office:value="12.337"/>
          <table:table-cell office:value-type="float" office:value="8.2"/>
          <table:table-cell office:value-type="float" office:value="0.0"/>
          <table:table-cell office:value-type="float" office:value="0.0"/>
          <table:table-cell office:value-type="float" office:value="121.0"/>
          <table:table-cell office:value-type="float" office:value="27893.0"/>
          <table:table-cell office:value-type="float" office:value="147353.0"/>
          <table:table-cell office:value-type="float" office:value="375324.0"/>
          <table:table-cell office:value-type="float" office:value="1297844.0"/>
          <table:table-cell office:value-type="float" office:value="39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045"/>
          <table:table-cell office:value-type="float" office:value="1.943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3.0"/>
          <table:table-cell office:value-type="float" office:value="10027.0"/>
          <table:table-cell office:value-type="float" office:value="216167.0"/>
          <table:table-cell office:value-type="float" office:value="795700.0"/>
          <table:table-cell office:value-type="float" office:value="2240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89.374"/>
          <table:table-cell office:value-type="float" office:value="188.792"/>
          <table:table-cell office:value-type="float" office:value="184.74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425589.0"/>
          <table:table-cell office:value-type="float" office:value="2461202.0"/>
          <table:table-cell office:value-type="float" office:value="375324.0"/>
          <table:table-cell office:value-type="float" office:value="1297843.0"/>
          <table:table-cell office:value-type="float" office:value="400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5189"/>
          <table:table-cell office:value-type="float" office:value="16.043"/>
          <table:table-cell office:value-type="float" office:value="11.99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18.0"/>
          <table:table-cell office:value-type="float" office:value="155161.0"/>
          <table:table-cell office:value-type="float" office:value="375324.0"/>
          <table:table-cell office:value-type="float" office:value="1297843.0"/>
          <table:table-cell office:value-type="float" office:value="397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9151"/>
          <table:table-cell office:value-type="float" office:value="2.104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57.0"/>
          <table:table-cell office:value-type="float" office:value="16933.0"/>
          <table:table-cell office:value-type="float" office:value="216167.0"/>
          <table:table-cell office:value-type="float" office:value="795699.0"/>
          <table:table-cell office:value-type="float" office:value="2218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3.4649"/>
          <table:table-cell office:value-type="float" office:value="52.931"/>
          <table:table-cell office:value-type="float" office:value="48.68"/>
          <table:table-cell office:value-type="float" office:value="0.0"/>
          <table:table-cell office:value-type="float" office:value="0.0"/>
          <table:table-cell office:value-type="float" office:value="274.0"/>
          <table:table-cell office:value-type="float" office:value="99617.0"/>
          <table:table-cell office:value-type="float" office:value="1026595.0"/>
          <table:table-cell office:value-type="float" office:value="375324.0"/>
          <table:table-cell office:value-type="float" office:value="1297843.0"/>
          <table:table-cell office:value-type="float" office:value="399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.763"/>
          <table:table-cell office:value-type="float" office:value="201.179"/>
          <table:table-cell office:value-type="float" office:value="197.04"/>
          <table:table-cell office:value-type="float" office:value="1.0"/>
          <table:table-cell office:value-type="float" office:value="0.0"/>
          <table:table-cell office:value-type="float" office:value="1275.0"/>
          <table:table-cell office:value-type="float" office:value="539591.0"/>
          <table:table-cell office:value-type="float" office:value="3986610.0"/>
          <table:table-cell office:value-type="float" office:value="375324.0"/>
          <table:table-cell office:value-type="float" office:value="1297843.0"/>
          <table:table-cell office:value-type="float" office:value="400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4915"/>
          <table:table-cell office:value-type="float" office:value="2.238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52.0"/>
          <table:table-cell office:value-type="float" office:value="17711.0"/>
          <table:table-cell office:value-type="float" office:value="216167.0"/>
          <table:table-cell office:value-type="float" office:value="795699.0"/>
          <table:table-cell office:value-type="float" office:value="2218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68.623"/>
          <table:table-cell office:value-type="float" office:value="168.056"/>
          <table:table-cell office:value-type="float" office:value="163.91"/>
          <table:table-cell office:value-type="float" office:value="0.0"/>
          <table:table-cell office:value-type="float" office:value="0.0"/>
          <table:table-cell office:value-type="float" office:value="1020.0"/>
          <table:table-cell office:value-type="float" office:value="402983.0"/>
          <table:table-cell office:value-type="float" office:value="2706046.0"/>
          <table:table-cell office:value-type="float" office:value="375324.0"/>
          <table:table-cell office:value-type="float" office:value="1297843.0"/>
          <table:table-cell office:value-type="float" office:value="396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3.644"/>
          <table:table-cell office:value-type="float" office:value="113.098"/>
          <table:table-cell office:value-type="float" office:value="109.11"/>
          <table:table-cell office:value-type="float" office:value="1.0"/>
          <table:table-cell office:value-type="float" office:value="0.0"/>
          <table:table-cell office:value-type="float" office:value="657.0"/>
          <table:table-cell office:value-type="float" office:value="264381.0"/>
          <table:table-cell office:value-type="float" office:value="2366280.0"/>
          <table:table-cell office:value-type="float" office:value="375324.0"/>
          <table:table-cell office:value-type="float" office:value="1297843.0"/>
          <table:table-cell office:value-type="float" office:value="397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8503"/>
          <table:table-cell office:value-type="float" office:value="2.147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6.0"/>
          <table:table-cell office:value-type="float" office:value="20678.0"/>
          <table:table-cell office:value-type="float" office:value="216167.0"/>
          <table:table-cell office:value-type="float" office:value="795699.0"/>
          <table:table-cell office:value-type="float" office:value="2237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83.9197"/>
          <table:table-cell office:value-type="float" office:value="83.428"/>
          <table:table-cell office:value-type="float" office:value="79.34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188666.0"/>
          <table:table-cell office:value-type="float" office:value="1141331.0"/>
          <table:table-cell office:value-type="float" office:value="375324.0"/>
          <table:table-cell office:value-type="float" office:value="1297845.0"/>
          <table:table-cell office:value-type="float" office:value="400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1.393"/>
          <table:table-cell office:value-type="float" office:value="200.934"/>
          <table:table-cell office:value-type="float" office:value="197.01"/>
          <table:table-cell office:value-type="float" office:value="1.0"/>
          <table:table-cell office:value-type="float" office:value="0.0"/>
          <table:table-cell office:value-type="float" office:value="1188.0"/>
          <table:table-cell office:value-type="float" office:value="503754.0"/>
          <table:table-cell office:value-type="float" office:value="3385002.0"/>
          <table:table-cell office:value-type="float" office:value="375324.0"/>
          <table:table-cell office:value-type="float" office:value="1297845.0"/>
          <table:table-cell office:value-type="float" office:value="397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0219"/>
          <table:table-cell office:value-type="float" office:value="2.071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54.0"/>
          <table:table-cell office:value-type="float" office:value="13817.0"/>
          <table:table-cell office:value-type="float" office:value="216167.0"/>
          <table:table-cell office:value-type="float" office:value="795701.0"/>
          <table:table-cell office:value-type="float" office:value="2218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9242"/>
          <table:table-cell office:value-type="float" office:value="1.058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751.0"/>
          <table:table-cell office:value-type="float" office:value="27023.0"/>
          <table:table-cell office:value-type="float" office:value="62078.0"/>
          <table:table-cell office:value-type="float" office:value="204846.0"/>
          <table:table-cell office:value-type="float" office:value="149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4549"/>
          <table:table-cell office:value-type="float" office:value="1.123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039.0"/>
          <table:table-cell office:value-type="float" office:value="25124.0"/>
          <table:table-cell office:value-type="float" office:value="62078.0"/>
          <table:table-cell office:value-type="float" office:value="204846.0"/>
          <table:table-cell office:value-type="float" office:value="148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3076"/>
          <table:table-cell office:value-type="float" office:value="0.38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2.0"/>
          <table:table-cell office:value-type="float" office:value="2919.0"/>
          <table:table-cell office:value-type="float" office:value="33221.0"/>
          <table:table-cell office:value-type="float" office:value="112949.0"/>
          <table:table-cell office:value-type="float" office:value="1183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89552"/>
          <table:table-cell office:value-type="float" office:value="3.537"/>
          <table:table-cell office:value-type="float" office:value="2.74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045.0"/>
          <table:table-cell office:value-type="float" office:value="125216.0"/>
          <table:table-cell office:value-type="float" office:value="62078.0"/>
          <table:table-cell office:value-type="float" office:value="204846.0"/>
          <table:table-cell office:value-type="float" office:value="151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00732"/>
          <table:table-cell office:value-type="float" office:value="1.092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590.0"/>
          <table:table-cell office:value-type="float" office:value="19213.0"/>
          <table:table-cell office:value-type="float" office:value="62078.0"/>
          <table:table-cell office:value-type="float" office:value="204846.0"/>
          <table:table-cell office:value-type="float" office:value="151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8894"/>
          <table:table-cell office:value-type="float" office:value="0.45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1.0"/>
          <table:table-cell office:value-type="float" office:value="5757.0"/>
          <table:table-cell office:value-type="float" office:value="33221.0"/>
          <table:table-cell office:value-type="float" office:value="112949.0"/>
          <table:table-cell office:value-type="float" office:value="1183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19922"/>
          <table:table-cell office:value-type="float" office:value="0.7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34.0"/>
          <table:table-cell office:value-type="float" office:value="62078.0"/>
          <table:table-cell office:value-type="float" office:value="204846.0"/>
          <table:table-cell office:value-type="float" office:value="151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9845"/>
          <table:table-cell office:value-type="float" office:value="0.8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36.0"/>
          <table:table-cell office:value-type="float" office:value="62078.0"/>
          <table:table-cell office:value-type="float" office:value="204846.0"/>
          <table:table-cell office:value-type="float" office:value="150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9248"/>
          <table:table-cell office:value-type="float" office:value="0.4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33221.0"/>
          <table:table-cell office:value-type="float" office:value="112949.0"/>
          <table:table-cell office:value-type="float" office:value="1179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15553"/>
          <table:table-cell office:value-type="float" office:value="0.7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62.0"/>
          <table:table-cell office:value-type="float" office:value="62078.0"/>
          <table:table-cell office:value-type="float" office:value="204846.0"/>
          <table:table-cell office:value-type="float" office:value="1523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2849"/>
          <table:table-cell office:value-type="float" office:value="0.71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394.0"/>
          <table:table-cell office:value-type="float" office:value="62078.0"/>
          <table:table-cell office:value-type="float" office:value="204846.0"/>
          <table:table-cell office:value-type="float" office:value="151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86427"/>
          <table:table-cell office:value-type="float" office:value="0.40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4.0"/>
          <table:table-cell office:value-type="float" office:value="33221.0"/>
          <table:table-cell office:value-type="float" office:value="112949.0"/>
          <table:table-cell office:value-type="float" office:value="1193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4431"/>
          <table:table-cell office:value-type="float" office:value="0.7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545.0"/>
          <table:table-cell office:value-type="float" office:value="62078.0"/>
          <table:table-cell office:value-type="float" office:value="204846.0"/>
          <table:table-cell office:value-type="float" office:value="151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4213"/>
          <table:table-cell office:value-type="float" office:value="0.829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44.0"/>
          <table:table-cell office:value-type="float" office:value="6553.0"/>
          <table:table-cell office:value-type="float" office:value="62078.0"/>
          <table:table-cell office:value-type="float" office:value="204846.0"/>
          <table:table-cell office:value-type="float" office:value="148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43402"/>
          <table:table-cell office:value-type="float" office:value="0.3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.0"/>
          <table:table-cell office:value-type="float" office:value="33221.0"/>
          <table:table-cell office:value-type="float" office:value="112949.0"/>
          <table:table-cell office:value-type="float" office:value="117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